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language="en" fo:country="GB"/>
    </style:style>
    <style:style style:name="P2" style:parent-style-name="Standard" style:family="paragraph">
      <style:text-properties fo:language="en" fo:country="GB"/>
    </style:style>
    <style:style style:name="P3" style:parent-style-name="Standard" style:list-style-name="LFO1" style:family="paragraph">
      <style:text-properties fo:language="en" fo:country="GB"/>
    </style:style>
    <style:style style:name="P4" style:parent-style-name="Standard" style:list-style-name="LFO1" style:family="paragraph">
      <style:text-properties fo:language="en" fo:country="GB"/>
    </style:style>
    <style:style style:name="P5" style:parent-style-name="Standard" style:list-style-name="LFO1" style:family="paragraph">
      <style:text-properties fo:language="en" fo:country="GB"/>
    </style:style>
    <style:style style:name="P6" style:parent-style-name="Standard" style:list-style-name="LFO1" style:family="paragraph">
      <style:text-properties fo:language="en" fo:country="GB"/>
    </style:style>
    <style:style style:name="P7" style:parent-style-name="Standard" style:list-style-name="LFO1" style:family="paragraph">
      <style:text-properties fo:language="en" fo:country="GB"/>
    </style:style>
    <style:style style:name="P8" style:parent-style-name="Standard" style:list-style-name="LFO1" style:family="paragraph">
      <style:text-properties fo:language="en" fo:country="GB"/>
    </style:style>
    <style:style style:name="P9" style:parent-style-name="Standard" style:list-style-name="LFO1" style:family="paragraph">
      <style:text-properties fo:language="en" fo:country="GB"/>
    </style:style>
    <style:style style:name="P10" style:parent-style-name="Standard" style:list-style-name="LFO1" style:family="paragraph">
      <style:text-properties fo:language="en" fo:country="GB"/>
    </style:style>
    <style:style style:name="P11" style:parent-style-name="Standard" style:list-style-name="LFO1" style:family="paragraph">
      <style:text-properties fo:language="en" fo:country="GB"/>
    </style:style>
    <style:style style:name="P12" style:parent-style-name="Standard" style:list-style-name="LFO1" style:family="paragraph">
      <style:text-properties fo:language="en" fo:country="GB"/>
    </style:style>
    <style:style style:name="P13" style:parent-style-name="Standard" style:list-style-name="LFO1" style:family="paragraph">
      <style:text-properties fo:language="en" fo:country="GB"/>
    </style:style>
    <style:style style:name="P14" style:parent-style-name="Standard" style:list-style-name="LFO1" style:family="paragraph">
      <style:text-properties fo:language="en" fo:country="GB"/>
    </style:style>
    <style:style style:name="P15" style:parent-style-name="Standard" style:list-style-name="LFO1" style:family="paragraph">
      <style:text-properties fo:language="en" fo:country="GB"/>
    </style:style>
    <style:style style:name="P16" style:parent-style-name="Standard" style:list-style-name="LFO1" style:family="paragraph">
      <style:text-properties fo:language="en" fo:country="GB"/>
    </style:style>
    <style:style style:name="P17" style:parent-style-name="Standard" style:list-style-name="LFO1" style:family="paragraph">
      <style:text-properties fo:language="en" fo:country="GB"/>
    </style:style>
    <style:style style:name="P18" style:parent-style-name="Standard" style:list-style-name="LFO1" style:family="paragraph">
      <style:text-properties fo:language="en" fo:country="GB"/>
    </style:style>
    <style:style style:name="P19" style:parent-style-name="Standard" style:list-style-name="LFO1" style:family="paragraph">
      <style:text-properties fo:language="en" fo:country="GB"/>
    </style:style>
    <style:style style:name="P20" style:parent-style-name="Standard" style:list-style-name="LFO1" style:family="paragraph">
      <style:text-properties fo:language="en" fo:country="GB"/>
    </style:style>
    <style:style style:name="P21" style:parent-style-name="Standard" style:list-style-name="LFO1" style:family="paragraph">
      <style:text-properties fo:language="en" fo:country="GB"/>
    </style:style>
    <style:style style:name="P22" style:parent-style-name="Standard" style:list-style-name="LFO1" style:family="paragraph">
      <style:text-properties fo:language="en" fo:country="GB"/>
    </style:style>
    <style:style style:name="P23" style:parent-style-name="Standard" style:list-style-name="LFO1" style:family="paragraph">
      <style:text-properties fo:language="en" fo:country="GB"/>
    </style:style>
    <style:style style:name="P24" style:parent-style-name="Standard" style:list-style-name="LFO1" style:family="paragraph">
      <style:text-properties fo:language="en" fo:country="GB"/>
    </style:style>
    <style:style style:name="P25" style:parent-style-name="Standard" style:list-style-name="LFO1" style:family="paragraph">
      <style:text-properties fo:language="en" fo:country="GB"/>
    </style:style>
    <style:style style:name="P26" style:parent-style-name="Standard" style:list-style-name="LFO1" style:family="paragraph">
      <style:text-properties fo:language="en" fo:country="GB"/>
    </style:style>
    <style:style style:name="P27" style:parent-style-name="Standard" style:list-style-name="LFO1" style:family="paragraph">
      <style:text-properties fo:language="en" fo:country="GB"/>
    </style:style>
    <style:style style:name="P28" style:parent-style-name="Standard" style:list-style-name="LFO1" style:family="paragraph">
      <style:text-properties fo:language="en" fo:country="GB"/>
    </style:style>
    <style:style style:name="P29" style:parent-style-name="Standard" style:list-style-name="LFO1" style:family="paragraph">
      <style:text-properties fo:language="en" fo:country="GB"/>
    </style:style>
    <style:style style:name="P30" style:parent-style-name="Standard" style:list-style-name="LFO1" style:family="paragraph">
      <style:text-properties fo:language="en" fo:country="GB"/>
    </style:style>
    <style:style style:name="P31" style:parent-style-name="Standard" style:list-style-name="LFO1" style:family="paragraph">
      <style:text-properties fo:language="en" fo:country="GB"/>
    </style:style>
    <style:style style:name="P32" style:parent-style-name="Standard" style:list-style-name="LFO1" style:family="paragraph">
      <style:text-properties fo:language="en" fo:country="GB"/>
    </style:style>
    <style:style style:name="P33" style:parent-style-name="Standard" style:list-style-name="LFO1" style:family="paragraph">
      <style:text-properties fo:language="en" fo:country="GB"/>
    </style:style>
    <style:style style:name="P34" style:parent-style-name="Standard" style:list-style-name="LFO1" style:family="paragraph">
      <style:text-properties fo:language="en" fo:country="GB"/>
    </style:style>
    <style:style style:name="P35" style:parent-style-name="Standard" style:list-style-name="LFO1" style:family="paragraph">
      <style:text-properties fo:language="en" fo:country="GB"/>
    </style:style>
    <style:style style:name="P36" style:parent-style-name="Standard" style:list-style-name="LFO1" style:family="paragraph">
      <style:text-properties fo:language="en" fo:country="GB"/>
    </style:style>
    <style:style style:name="P37" style:parent-style-name="Standard" style:list-style-name="LFO1" style:family="paragraph">
      <style:text-properties fo:language="en" fo:country="GB"/>
    </style:style>
    <style:style style:name="P38" style:parent-style-name="Standard" style:list-style-name="LFO1" style:family="paragraph">
      <style:text-properties fo:language="en" fo:country="GB"/>
    </style:style>
    <style:style style:name="P39" style:parent-style-name="Standard" style:list-style-name="LFO1" style:family="paragraph"/>
    <style:style style:name="T40" style:parent-style-name="DefaultParagraphFont" style:family="text">
      <style:text-properties fo:language="en" fo:country="GB"/>
    </style:style>
    <style:style style:name="P41" style:parent-style-name="Standard" style:list-style-name="LFO1" style:family="paragraph"/>
    <style:style style:name="T42" style:parent-style-name="DefaultParagraphFont" style:family="text">
      <style:text-properties fo:language="en" fo:country="GB"/>
    </style:style>
    <style:style style:name="P43" style:parent-style-name="Standard" style:list-style-name="LFO1" style:family="paragraph"/>
    <style:style style:name="P44" style:parent-style-name="Standard" style:list-style-name="LFO1" style:family="paragraph"/>
  </office:automatic-styles>
  <office:body>
    <office:text text:use-soft-page-breaks="true">
      <text:p text:style-name="P1">To do eindwerk</text:p>
      <text:p text:style-name="P2"/>
      <text:list text:style-name="LFO1" text:continue-numbering="true">
        <text:list-item>
          <text:p text:style-name="P3">GrowRun<text:s/>ok</text:p>
          <text:list text:continue-numbering="true">
            <text:list-item>
              <text:p text:style-name="P4">Webpage (/grow_run/id)</text:p>
              <text:list text:continue-numbering="true">
                <text:list-item>
                  <text:p text:style-name="P5">Spawn information</text:p>
                  <text:list text:continue-numbering="true">
                    <text:list-item>
                      <text:p text:style-name="P6">Startdate…</text:p>
                    </text:list-item>
                  </text:list>
                </text:list-item>
                <text:list-item>
                  <text:p text:style-name="P7">Fruiting information</text:p>
                  <text:list text:continue-numbering="true">
                    <text:list-item>
                      <text:p text:style-name="P8">Startdate…</text:p>
                    </text:list-item>
                  </text:list>
                </text:list-item>
                <text:list-item>
                  <text:p text:style-name="P9">Check if grow/fruit start is already set</text:p>
                  <text:list text:continue-numbering="true">
                    <text:list-item>
                      <text:p text:style-name="P10">Also let the user chose which date to start(grow/fruit)</text:p>
                      <text:list text:continue-numbering="true">
                        <text:list-item>
                          <text:p text:style-name="P11">Use modal? No use new<text:s/>webpage</text:p>
                          <text:list text:continue-numbering="true">
                            <text:list-item>
                              <text:p text:style-name="P12">Form</text:p>
                            </text:list-item>
                            <text:list-item>
                              <text:p text:style-name="P13">Display previous data from growrun(disabled though)</text:p>
                            </text:list-item>
                            <text:list-item>
                              <text:p text:style-name="P14">Add options(fruiting/spawn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5">Add growrun name? (*)</text:p>
                </text:list-item>
                <text:list-item>
                  <text:p text:style-name="P16">Add growrun stage</text:p>
                </text:list-item>
              </text:list>
            </text:list-item>
          </text:list>
        </text:list-item>
        <text:list-item>
          <text:p text:style-name="P17">Mushroom</text:p>
          <text:list text:continue-numbering="true">
            <text:list-item>
              <text:p text:style-name="P18">Webpage(/mushroom/id)</text:p>
              <text:list text:continue-numbering="true">
                <text:list-item>
                  <text:p text:style-name="P19">Add content</text:p>
                  <text:list text:continue-numbering="true">
                    <text:list-item>
                      <text:p text:style-name="P20">Change?</text:p>
                    </text:list-item>
                    <text:list-item>
                      <text:p text:style-name="P21">Delete?</text:p>
                    </text:list-item>
                    <text:list-item>
                      <text:p text:style-name="P22">…</text:p>
                    </text:list-item>
                  </text:list>
                </text:list-item>
                <text:list-item>
                  <text:p text:style-name="P23">Add notes</text:p>
                  <text:list text:continue-numbering="true">
                    <text:list-item>
                      <text:p text:style-name="P24">User can add new notes<text:s/>-&gt; add plus button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5">Extra</text:p>
          <text:list text:continue-numbering="true">
            <text:list-item>
              <text:p text:style-name="P26">Add cancel buttons when creating<text:s/>ok</text:p>
            </text:list-item>
            <text:list-item>
              <text:p text:style-name="P27">Add one super <text:s/>user</text:p>
            </text:list-item>
            <text:list-item>
              <text:p text:style-name="P28">GowRun webpage(/grow_run/id)</text:p>
              <text:list text:continue-numbering="true">
                <text:list-item>
                  <text:p text:style-name="P29">Make subcategories</text:p>
                  <text:list text:continue-numbering="true">
                    <text:list-item>
                      <text:p text:style-name="P30">General info</text:p>
                    </text:list-item>
                    <text:list-item>
                      <text:p text:style-name="P31">Graphs</text:p>
                    </text:list-item>
                    <text:list-item>
                      <text:p text:style-name="P32">…</text:p>
                    </text:list-item>
                  </text:list>
                </text:list-item>
              </text:list>
            </text:list-item>
            <text:list-item>
              <text:p text:style-name="P33">Add pdf information thing</text:p>
            </text:list-item>
            <text:list-item>
              <text:p text:style-name="P34">Bootstrap icons</text:p>
              <text:list text:continue-numbering="true">
                <text:list-item>
                  <text:p text:style-name="P35">Thermometer-half</text:p>
                </text:list-item>
                <text:list-item>
                  <text:p text:style-name="P36">Droplet</text:p>
                </text:list-item>
                <text:list-item>
                  <text:p text:style-name="P37">Graph</text:p>
                </text:list-item>
                <text:list-item>
                  <text:p text:style-name="P38">Sliders2-vertical</text:p>
                </text:list-item>
                <text:list-item>
                  <text:p text:style-name="P39"><text:span text:style-name="T40">Camera-fill</text:span></text:p>
                </text:list-item>
                <text:list-item>
                  <text:p text:style-name="P41"><text:span text:style-name="T42">Gear</text:span></text:p>
                </text:list-item>
                <text:list-item>
                  <text:p text:style-name="P43">Pencil</text:p>
                </text:list-item>
                <text:list-item>
                  <text:p text:style-name="P44">Trash<text:s/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Times New Roman" style:font-name-asian="Andale Sans U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Nikita Van der Aa</dc:creator>
    <meta:creation-date>2009-04-16T11:32:00Z</meta:creation-date>
    <dc:date>2022-06-13T20:15:00Z</dc:date>
    <meta:template xlink:href="Normal.dotm" xlink:type="simple"/>
    <meta:editing-cycles>10</meta:editing-cycles>
    <meta:editing-duration>PT2058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108" meta:character-count="729" meta:row-count="5" meta:non-whitespace-character-count="622"/>
  </office:meta>
</office:document-meta>
</file>